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ichmo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54">
            <text:p>354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354">
            <text:p>1354</text:p>
          </table:table-cell>
          <table:table-cell table:style-name="ce22" office:value-type="float" office:value="299">
            <text:p>29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47">
            <text:p>547</text:p>
          </table:table-cell>
          <table:table-cell table:style-name="ce22" office:value-type="float" office:value="81">
            <text:p>8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073">
            <text:p>2073</text:p>
          </table:table-cell>
          <table:table-cell table:style-name="ce22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512">
            <text:p>5512</text:p>
          </table:table-cell>
          <table:table-cell table:style-name="ce22" office:value-type="float" office:value="612">
            <text:p>61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00">
            <text:p>10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27">
            <text:p>427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373">
            <text:p>3373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776">
            <text:p>4776</text:p>
          </table:table-cell>
          <table:table-cell table:style-name="ce22" office:value-type="float" office:value="180">
            <text:p>18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288">
            <text:p>10288</text:p>
          </table:table-cell>
          <table:table-cell table:style-name="ce22" office:value-type="float" office:value="792">
            <text:p>79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